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6.84pt" svg:y="2.83pt">
            <loext:p draw:notify-on-update-of-ranges="Sheet1.A1:Sheet1.A15 Sheet1.B1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4:33:34.130657604</meta:creation-date>
    <dc:date>2017-11-03T14:48:16.627185795</dc:date>
    <meta:editing-duration>PT14M42S</meta:editing-duration>
    <meta:editing-cycles>1</meta:editing-cycles>
    <meta:document-statistic meta:table-count="1" meta:cell-count="30" meta:object-count="1"/>
    <meta:generator>LibreOffice/5.4.1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61cm" svg:y="0.315cm" chart:style-name="ch2">
          <text:p>graph</text:p>
        </chart:title>
        <chart:legend chart:legend-position="end" svg:x="13.737cm" svg:y="4.227cm" style:legend-expansion="high" chart:style-name="ch3"/>
        <chart:plot-area chart:style-name="ch4" table:cell-range-address="Sheet1.A1:Sheet1.B15" chart:data-source-has-labels="column" svg:x="1.279cm" svg:y="1.248cm" svg:width="12.138cm" svg:height="6.643cm">
          <chartooo:coordinate-region svg:x="1.715cm" svg:y="1.421cm" svg:width="11.702cm" svg:height="5.876cm"/>
          <chart:axis chart:dimension="x" chart:name="primary-x" chart:style-name="ch5" chartooo:axis-type="auto">
            <chartooo:date-scale/>
            <chart:title svg:x="6.934cm" svg:y="8.071cm" chart:style-name="ch6">
              <text:p>letter</text:p>
            </chart:title>
            <chart:categories table:cell-range-address="Sheet1.A1:Sheet1.A15"/>
          </chart:axis>
          <chart:axis chart:dimension="y" chart:name="primary-y" chart:style-name="ch7">
            <chart:title svg:x="0.451cm" svg:y="5.341cm" chart:style-name="ch8">
              <text:p>frequency</text:p>
            </chart:title>
            <chart:grid chart:style-name="ch9" chart:class="major"/>
          </chart:axis>
          <chart:series chart:style-name="ch10" chart:values-cell-range-address="Sheet1.B1:Sheet1.B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,</text:p>
                <draw:g>
                  <svg:desc>Sheet1.A1:Sheet1.A15</svg:desc>
                </draw:g>
              </table:table-cell>
              <table:table-cell office:value-type="float" office:value="8">
                <text:p>8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